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925cm" fo:min-width="5.97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458cm" fo:min-width="5.87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000000" draw:textarea-vertical-align="middle" draw:auto-grow-height="false" fo:min-height="1.274cm" fo:min-width="2.295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0.86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star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c9211e"/>
    </style:style>
    <style:style style:name="P6" style:family="paragraph">
      <loext:graphic-properties draw:fill="none" draw:fill-color="#ffffff"/>
      <style:text-properties fo:color="#c9211e"/>
    </style:style>
    <style:style style:name="P7" style:family="paragraph">
      <style:text-properties fo:color="#3465a4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c9211e"/>
    </style:style>
    <style:style style:name="T5" style:family="text">
      <style:text-properties fo:color="#3465a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3.175cm" svg:x="10.525cm" svg:y="1.935cm">
          <text:p text:style-name="P1">Main()</text:p>
          <text:p text:style-name="P1"><text:span text:style-name="T1">i = 5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04cm" svg:height="1.742cm" svg:x="10.549cm" svg:y="6.535cm">
          <text:p text:style-name="P1">f()</text:p>
          <text:p text:style-name="P1"><text:span text:style-name="T1"><text:s text:c="16"/></text:span><text:span text:style-name="T1">5 &gt;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04cm" svg:height="1.742cm" svg:x="10.549cm" svg:y="9.535cm">
          <text:p text:style-name="P1">f()</text:p>
          <text:p text:style-name="P1"><text:span text:style-name="T1"><text:s text:c="16"/></text:span><text:span text:style-name="T1">4 &gt;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04cm" svg:height="1.742cm" svg:x="10.549cm" svg:y="12.535cm">
          <text:p text:style-name="P1">f()</text:p>
          <text:p text:style-name="P1"><text:span text:style-name="T1"><text:s text:c="16"/></text:span><text:span text:style-name="T1">3 &gt;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04cm" svg:height="1.742cm" svg:x="10.549cm" svg:y="15.535cm">
          <text:p text:style-name="P1">f()</text:p>
          <text:p text:style-name="P1"><text:span text:style-name="T1"><text:s text:c="17"/></text:span><text:span text:style-name="T1">2 &gt;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04cm" svg:height="1.742cm" svg:x="10.549cm" svg:y="18.235cm">
          <text:p text:style-name="P1">f()</text:p>
          <text:p text:style-name="P1"><text:span text:style-name="T1"><text:s text:c="17"/></text:span><text:span text:style-name="T1">1 </text:span><text:span text:style-name="T2">!</text:span><text:span text:style-name="T3">&gt;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draw:transform="rotate (-1.5399039990346) translate (17.77cm 4.3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-1.5399039990346) translate (17.679cm 7.5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-1.5399039990346) translate (17.688cm 10.48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-1.5399039990346) translate (17.697cm 13.55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-1.5399039990346) translate (17.706cm 16.5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1.5707963267949) translate (9.733cm 19.5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1.5707963267949) translate (9.741cm 16.3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1.5707963267949) translate (9.749cm 13.27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1.5707963267949) translate (9.757cm 10.29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2.794cm" svg:height="1.524cm" draw:transform="rotate (1.5707963267949) translate (9.765cm 7.3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6" draw:layer="layout" svg:width="4.191cm" svg:height="2.384cm" svg:x="18.145cm" svg:y="2.524cm">
          <draw:text-box>
            <text:p text:style-name="P5"><text:span text:style-name="T4">ARGUMENT</text:span></text:p>
          </draw:text-box>
        </draw:frame>
        <draw:frame draw:style-name="gr4" draw:text-style-name="P8" draw:layer="layout" svg:width="5.824cm" svg:height="2.384cm" svg:x="3.413cm" svg:y="2.524cm">
          <draw:text-box>
            <text:p text:style-name="P7"><text:span text:style-name="T5">RETURN VALUE</text:span></text:p>
          </draw:text-box>
        </draw:frame>
        <draw:frame draw:style-name="gr5" draw:text-style-name="P6" draw:layer="layout" svg:width="1.315cm" svg:height="1.11cm" svg:x="17.846cm" svg:y="5.224cm">
          <draw:text-box>
            <text:p text:style-name="P5"><text:span text:style-name="T4">5</text:span></text:p>
          </draw:text-box>
        </draw:frame>
        <draw:frame draw:style-name="gr5" draw:text-style-name="P6" draw:layer="layout" svg:width="1.315cm" svg:height="1.11cm" svg:x="17.847cm" svg:y="8.424cm">
          <draw:text-box>
            <text:p text:style-name="P5"><text:span text:style-name="T4">4</text:span></text:p>
          </draw:text-box>
        </draw:frame>
        <draw:frame draw:style-name="gr5" draw:text-style-name="P6" draw:layer="layout" svg:width="1.315cm" svg:height="1.11cm" svg:x="17.848cm" svg:y="11.524cm">
          <draw:text-box>
            <text:p text:style-name="P5"><text:span text:style-name="T4">3</text:span></text:p>
          </draw:text-box>
        </draw:frame>
        <draw:frame draw:style-name="gr5" draw:text-style-name="P6" draw:layer="layout" svg:width="1.315cm" svg:height="1.11cm" svg:x="17.849cm" svg:y="14.624cm">
          <draw:text-box>
            <text:p text:style-name="P5"><text:span text:style-name="T4">2</text:span></text:p>
          </draw:text-box>
        </draw:frame>
        <draw:frame draw:style-name="gr5" draw:text-style-name="P6" draw:layer="layout" svg:width="1.315cm" svg:height="1.11cm" svg:x="17.85cm" svg:y="17.524cm">
          <draw:text-box>
            <text:p text:style-name="P5"><text:span text:style-name="T4">1</text:span></text:p>
          </draw:text-box>
        </draw:frame>
        <draw:frame draw:style-name="gr6" draw:text-style-name="P8" draw:layer="layout" svg:width="0.998cm" svg:height="0.962cm" svg:x="8.62cm" svg:y="17.637cm">
          <draw:text-box>
            <text:p text:style-name="P7"><text:span text:style-name="T5">1</text:span></text:p>
          </draw:text-box>
        </draw:frame>
        <draw:frame draw:style-name="gr7" draw:text-style-name="P8" draw:layer="layout" svg:width="3.937cm" svg:height="1.673cm" svg:x="6.588cm" svg:y="14.462cm">
          <draw:text-box>
            <text:p text:style-name="P7"><text:span text:style-name="T5">2 * 1 = 2</text:span></text:p>
          </draw:text-box>
        </draw:frame>
        <draw:frame draw:style-name="gr7" draw:text-style-name="P8" draw:layer="layout" svg:width="3.937cm" svg:height="1.673cm" svg:x="6.589cm" svg:y="11.363cm">
          <draw:text-box>
            <text:p text:style-name="P7"><text:span text:style-name="T5">3 * 2 = 6</text:span></text:p>
          </draw:text-box>
        </draw:frame>
        <draw:frame draw:style-name="gr7" draw:text-style-name="P8" draw:layer="layout" svg:width="3.937cm" svg:height="1.673cm" svg:x="6.59cm" svg:y="8.364cm">
          <draw:text-box>
            <text:p text:style-name="P7"><text:span text:style-name="T5">4 * 6 = 24</text:span></text:p>
          </draw:text-box>
        </draw:frame>
        <draw:frame draw:style-name="gr7" draw:text-style-name="P8" draw:layer="layout" svg:width="3.937cm" svg:height="1.673cm" svg:x="5.791cm" svg:y="5.265cm">
          <draw:text-box>
            <text:p text:style-name="P7"><text:span text:style-name="T5">5 * 24 = 12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6T12:58:08.861423965</meta:creation-date>
    <dc:date>2019-12-06T13:13:26.743813354</dc:date>
    <meta:editing-duration>PT15M17S</meta:editing-duration>
    <meta:editing-cycles>5</meta:editing-cycles>
    <meta:generator>LibreOffice/6.3.3.2.0$Linux_X86_64 LibreOffice_project/30$Build-2</meta:generator>
    <meta:document-statistic meta:object-count="28"/>
  </office:meta>
</office:document-meta>
</file>